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10 Pitch" svg:font-family="'Courier 10 Pitch'" style:font-adornments="Fett" style:font-pitch="fixed"/>
    <style:font-face style:name="Ubuntu Mono" svg:font-family="'Ubuntu Mono'" style:font-adornments="Standard" style:font-pitch="fixed"/>
    <style:font-face style:name="Courier" svg:font-family="Courier" style:font-adornments="Standard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Biolinum" svg:font-family="'Linux Biolinum'" style:font-adornments="Fett" style:font-pitch="variable"/>
    <style:font-face style:name="Linux Biolinum G" svg:font-family="'Linux Biolinum G'" style:font-adornments="Fett" style:font-pitch="variable"/>
    <style:font-face style:name="Linux Libertine" svg:font-family="'Linux Libertine'" style:font-adornments="Standard" style:font-pitch="variable"/>
    <style:font-face style:name="Linux Libertine O" svg:font-family="'Linux Libertine O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officeooo:rsid="0009378e" officeooo:paragraph-rsid="0009378e"/>
    </style:style>
    <style:style style:name="P2" style:family="paragraph" style:parent-style-name="Text_20_body">
      <style:text-properties officeooo:rsid="0009378e" officeooo:paragraph-rsid="0009378e"/>
    </style:style>
    <style:style style:name="P3" style:family="paragraph" style:parent-style-name="Text_20_body">
      <style:text-properties officeooo:rsid="0009378e" officeooo:paragraph-rsid="000f5016"/>
    </style:style>
    <style:style style:name="P4" style:family="paragraph" style:parent-style-name="Text_20_body">
      <style:text-properties officeooo:rsid="000eb495" officeooo:paragraph-rsid="000eb495"/>
    </style:style>
    <style:style style:name="P5" style:family="paragraph" style:parent-style-name="Text_20_body">
      <style:text-properties officeooo:rsid="0016145f" officeooo:paragraph-rsid="0020d0a5"/>
    </style:style>
    <style:style style:name="P6" style:family="paragraph" style:parent-style-name="Text_20_body">
      <style:text-properties officeooo:rsid="0023dba8" officeooo:paragraph-rsid="0023dba8"/>
    </style:style>
    <style:style style:name="P7" style:family="paragraph" style:parent-style-name="Text_20_body" style:list-style-name="L1">
      <style:text-properties officeooo:paragraph-rsid="0009378e"/>
    </style:style>
    <style:style style:name="P8" style:family="paragraph" style:parent-style-name="Text_20_body" style:list-style-name="L2">
      <style:text-properties fo:font-weight="bold" officeooo:rsid="000c76b9" officeooo:paragraph-rsid="000f5016" style:font-weight-asian="bold" style:font-weight-complex="bold"/>
    </style:style>
    <style:style style:name="P9" style:family="paragraph" style:parent-style-name="Text_20_body" style:list-style-name="L3">
      <style:text-properties officeooo:paragraph-rsid="0020d0a5"/>
    </style:style>
    <style:style style:name="P10" style:family="paragraph" style:parent-style-name="Text_20_body" style:list-style-name="L4">
      <style:text-properties officeooo:rsid="0009378e" officeooo:paragraph-rsid="00183752"/>
    </style:style>
    <style:style style:name="P11" style:family="paragraph" style:parent-style-name="Text_20_body" style:list-style-name="L4">
      <style:text-properties officeooo:rsid="0009378e" officeooo:paragraph-rsid="0009378e"/>
    </style:style>
    <style:style style:name="P12" style:family="paragraph" style:parent-style-name="Text_20_body" style:list-style-name="L4">
      <style:text-properties officeooo:rsid="0020d0a5" officeooo:paragraph-rsid="0020d0a5"/>
    </style:style>
    <style:style style:name="P13" style:family="paragraph" style:parent-style-name="Text_20_body" style:list-style-name="L4">
      <style:text-properties officeooo:rsid="0020ecb5" officeooo:paragraph-rsid="0020ecb5"/>
    </style:style>
    <style:style style:name="P14" style:family="paragraph" style:parent-style-name="Text_20_body" style:list-style-name="L5">
      <style:text-properties officeooo:rsid="0021df67" officeooo:paragraph-rsid="0021df67"/>
    </style:style>
    <style:style style:name="P15" style:family="paragraph" style:parent-style-name="Text_20_body" style:list-style-name="L5">
      <style:text-properties officeooo:rsid="0010f6dd" officeooo:paragraph-rsid="0010f6dd"/>
    </style:style>
    <style:style style:name="T1" style:family="text">
      <style:text-properties officeooo:rsid="0009378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378e" style:font-weight-asian="bold" style:font-weight-complex="bold"/>
    </style:style>
    <style:style style:name="T4" style:family="text">
      <style:text-properties fo:font-style="normal" fo:font-weight="bold" officeooo:rsid="0009378e" style:font-style-asian="normal" style:font-weight-asian="bold" style:font-style-complex="normal" style:font-weight-complex="bold"/>
    </style:style>
    <style:style style:name="T5" style:family="text">
      <style:text-properties officeooo:rsid="000c76b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7fc2f" style:font-weight-asian="normal" style:font-weight-complex="normal"/>
    </style:style>
    <style:style style:name="T8" style:family="text">
      <style:text-properties fo:font-weight="normal" officeooo:rsid="0016145f" style:font-weight-asian="normal" style:font-weight-complex="normal"/>
    </style:style>
    <style:style style:name="T9" style:family="text">
      <style:text-properties officeooo:rsid="0012bd3c"/>
    </style:style>
    <style:style style:name="T10" style:family="text">
      <style:text-properties officeooo:rsid="0016145f"/>
    </style:style>
    <style:style style:name="T11" style:family="text">
      <style:text-properties officeooo:rsid="0017fc2f"/>
    </style:style>
    <style:style style:name="T12" style:family="text">
      <style:text-properties fo:color="#c0c0c0" fo:font-weight="normal" style:font-weight-asian="normal" style:font-weight-complex="normal"/>
    </style:style>
    <style:style style:name="T13" style:family="text">
      <style:text-properties officeooo:rsid="00183752"/>
    </style:style>
    <style:style style:name="T14" style:family="text">
      <style:text-properties officeooo:rsid="0021df67"/>
    </style:style>
    <style:style style:name="T15" style:family="text">
      <style:text-properties officeooo:rsid="002573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e man das Karten-Programm baut</text:p>
      <text:p text:style-name="P2">Sollte das Binary hierin nicht laufen, dann muss das Projekt selber kompiliert werden. Ich habe dazu folgende Pakete installieren müssen:</text:p>
      <text:list xml:id="list900376410215785248" text:style-name="L1">
        <text:list-item>
          <text:p text:style-name="P7"><text:span text:style-name="T3">qt4-dev-tools</text:span><text:span text:style-name="T1"><text:line-break/>Da kommt dann eine ganze Menge mit (rund 130 MB), damit kann man dann Programme unter qt4 entwickeln.</text:span></text:p>
        </text:list-item>
        <text:list-item>
          <text:p text:style-name="P7"><text:span text:style-name="T4">g++</text:span><text:span text:style-name="T1"><text:line-break/>Logo, den Compiler braucht man auch</text:span></text:p>
        </text:list-item>
      </text:list>
      <text:p text:style-name="P3">Damit funktionierte das Build auf einem kubuntu 1<text:span text:style-name="T10">6</text:span>.04-Rechner. <text:span text:style-name="T5">Später im Gebrauch ruft das Programm noch das download-Programm </text:span><text:span text:style-name="Source_20_Text"><text:span text:style-name="T5">wget</text:span></text:span><text:span text:style-name="T5"> auf. Die entsprechenden binaries befinden sich im Paket</text:span></text:p>
      <text:list xml:id="list2761696532712475203" text:style-name="L2">
        <text:list-item>
          <text:p text:style-name="P8">wget</text:p>
        </text:list-item>
      </text:list>
      <text:p text:style-name="Text_20_body">wget wird aus einer <text:span text:style-name="T9">shell heraus aufgerufen. Hierzu wird vom Kartenprogramm aus ein Befehl der Art <text:line-break/></text:span><text:span text:style-name="Source_20_Text"><text:span text:style-name="T9">sh -c „cd /kartenverzeichnis &amp;&amp; wget“</text:span></text:span><text:span text:style-name="T9"> aufgerufen. Das sollte in jedem Linuxsystem funktionieren. Schlimmstenfalls muss man ein skript mit dem Namen sh schreiben, das dafür sorgt, dass der nach -c übergebene Parameter als Befehl ausgeführt wird.</text:span></text:p>
      <text:h text:style-name="Heading_20_2" text:outline-level="2">Kompilieren</text:h>
      <text:h text:style-name="Heading_20_3" text:outline-level="3">Komp<text:span text:style-name="T15">i</text:span>lieren des Karten-Programms:</text:h>
      <text:list xml:id="list7313961081003303099" text:style-name="L4">
        <text:list-item>
          <text:list>
            <text:list-item>
              <text:p text:style-name="P10"><text:span text:style-name="Source_20_Text"><text:span text:style-name="T13">cd ../Karten</text:span></text:span></text:p>
            </text:list-item>
            <text:list-item>
              <text:p text:style-name="P11"><text:span text:style-name="Source_20_Text">qmake-</text:span><text:span text:style-name="Source_20_Text"><text:span text:style-name="T10">qt4</text:span></text:span><text:span text:style-name="Source_20_Text"> karten.pro</text:span></text:p>
            </text:list-item>
            <text:list-item>
              <text:p text:style-name="P11"><text:span text:style-name="Source_20_Text">make<text:line-break/></text:span>macht dann das ganze Kompiliere. Geht u.U. ne Weile.</text:p>
            </text:list-item>
          </text:list>
        </text:list-item>
      </text:list>
      <text:p text:style-name="P4">sollten die bestehenden Dateien stören, so müsste ein „make clean“ alles löschen, was wieder hergestellt werden kann.</text:p>
      <text:h text:style-name="Heading_20_3" text:outline-level="3">Hinweis zum Programm.</text:h>
      <text:p text:style-name="P6">Sind eigentlich nicht nötig. Es sind die Hilfen im Programm eingebaut. Als erstes wird man wohl die Hilfe zum Einstellungsfenster abruf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10 Pitch" svg:font-family="'Courier 10 Pitch'" style:font-adornments="Fett" style:font-pitch="fixed"/>
    <style:font-face style:name="Ubuntu Mono" svg:font-family="'Ubuntu Mono'" style:font-adornments="Standard" style:font-pitch="fixed"/>
    <style:font-face style:name="Courier" svg:font-family="Courier" style:font-adornments="Standard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Biolinum" svg:font-family="'Linux Biolinum'" style:font-adornments="Fett" style:font-pitch="variable"/>
    <style:font-face style:name="Linux Biolinum G" svg:font-family="'Linux Biolinum G'" style:font-adornments="Fett" style:font-pitch="variable"/>
    <style:font-face style:name="Linux Libertine" svg:font-family="'Linux Libertine'" style:font-adornments="Standard" style:font-pitch="variable"/>
    <style:font-face style:name="Linux Libertine O" svg:font-family="'Linux Libertine O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Libertine" fo:font-family="'Linux Libertine'" style:font-style-name="Standard" style:font-pitch="variable"/>
    </style:style>
    <style:style style:name="Heading" style:family="paragraph" style:parent-style-name="Standard" style:next-style-name="Text_20_body" style:class="text">
      <loext:graphic-properties draw:fill="none" draw:fill-color="#99ccff"/>
      <style:paragraph-properties fo:margin-top="0.423cm" fo:margin-bottom="0.212cm" loext:contextual-spacing="false" fo:text-align="center" style:justify-single-word="false" fo:background-color="transparent" fo:keep-with-next="always"/>
      <style:text-properties style:font-name="Linux Biolinum" fo:font-family="'Linux Biolinum'" style:font-style-name="Fett" style:font-pitch="variable" fo:font-size="18pt" fo:font-weight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nux Libertine O" fo:font-family="'Linux Libertine O'" style:font-style-name="Standard" style:font-pitch="variabl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nux Biolinum" fo:font-family="'Linux Biolinum'" style:font-style-name="Fett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nux Biolinum G" fo:font-family="'Linux Biolinum G'" style:font-style-name="Fett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0%" fo:font-style="italic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Courier 10 Pitch" fo:font-family="'Courier 10 Pitch'" style:font-style-name="Fett" style:font-pitch="fixed" fo:font-weight="bold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aste" style:family="text">
      <style:text-properties style:text-outline="true" style:font-name="Arial" fo:font-family="Arial" style:font-style-name="Standard" style:font-family-generic="swiss" style:font-pitch="variable" fo:background-color="#cccccc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ersteckt" style:family="text">
      <style:text-properties fo:color="#ffffff" style:font-name="Linux Libertine" fo:font-family="'Linux Libertine'" style:font-style-name="Standard" style:font-pitch="variable" fo:font-size="18pt" style:text-underline-style="dash" style:text-underline-width="auto" style:text-underline-color="#000000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" style:family="text">
      <style:text-properties style:font-name="Courier" fo:font-family="Courier" style:font-style-name="Standard" style:font-family-generic="modern" style:font-pitch="fixed" fo:font-style="normal" fo:background-color="transparent" style:font-style-asian="italic" style:font-weight-asian="normal" style:font-style-complex="italic" style:font-weight-complex="normal"/>
    </style:style>
    <style:style style:name="verbatim" style:family="text">
      <style:text-properties style:font-name="Ubuntu Mono" fo:font-family="'Ubuntu Mono'" style:font-style-name="Standard" style:font-pitch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3T18:58:27.601056274</meta:creation-date>
    <dc:title>Standardneu</dc:title>
    <meta:editing-duration>PT16M38S</meta:editing-duration>
    <meta:editing-cycles>11</meta:editing-cycles>
    <meta:generator>LibreOffice/5.1.6.2$Linux_X86_64 LibreOffice_project/10m0$Build-2</meta:generator>
    <meta:initial-creator>Uwe Bosse</meta:initial-creator>
    <dc:date>2018-05-21T23:45:31.846816910</dc:date>
    <dc:creator>Uwe Bosse</dc:creator>
    <meta:document-statistic meta:table-count="0" meta:image-count="0" meta:object-count="0" meta:page-count="1" meta:paragraph-count="15" meta:word-count="195" meta:character-count="1276" meta:non-whitespace-character-count="1101"/>
    <meta:template xlink:type="simple" xlink:actuate="onRequest" xlink:title="Standardneu" xlink:href="../../../../.config/libreoffice/4/user/template/Standardneu.ott" meta:date="2015-01-12T21:05:17.371735485"/>
  </office:meta>
</office:document-meta>
</file>